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AA00000094B84467DD.png" manifest:media-type="image/png"/>
  <manifest:file-entry manifest:full-path="Pictures/100000000000012D0000005EB2C6BA7D.png" manifest:media-type="image/png"/>
  <manifest:file-entry manifest:full-path="Pictures/1000000000000150000000963E41E36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4.082cm" fo:min-width="3.684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1.429cm" fo:min-width="1.353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1.429cm" fo:min-width="1.351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43cm" fo:min-width="1.353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 fo:min-height="1.43cm" fo:min-width="1.35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4.082cm" fo:min-width="3.683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min-height="1.429cm" fo:min-width="1.354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min-height="1.43cm" fo:min-width="1.354cm"/>
    </style:style>
    <style:style style:name="gr9" style:family="graphic" style:parent-style-name="standard">
      <style:graphic-properties draw:fill="solid" draw:fill-color="#ccff99" draw:textarea-horizontal-align="justify" draw:textarea-vertical-align="middle" draw:auto-grow-height="false" fo:min-height="1.026cm" fo:min-width="2.6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0.4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.3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3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2.3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17cm"/>
    </style:style>
    <style:style style:name="gr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="solid" draw:fill-color="#83caff" draw:textarea-horizontal-align="justify" draw:textarea-vertical-align="middle" draw:auto-grow-height="false" fo:min-height="0.14cm" fo:min-width="0.2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9cm" fo:min-width="0cm"/>
    </style:style>
    <style:style style:name="gr24" style:family="graphic" style:parent-style-name="standard">
      <style:graphic-properties draw:fill="solid" draw:fill-color="#ccff99" draw:textarea-horizontal-align="justify" draw:textarea-vertical-align="middle" draw:auto-grow-height="false" fo:min-height="1.026cm" fo:min-width="2.6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184cm" svg:height="4.332cm" svg:x="2.27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53cm" svg:height="1.679cm" svg:x="2.452cm" svg:y="5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51cm" svg:height="1.679cm" svg:x="4.426cm" svg:y="5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853cm" svg:height="1.68cm" svg:x="2.452cm" svg:y="3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851cm" svg:height="1.68cm" svg:x="4.426cm" svg:y="3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183cm" svg:height="4.332cm" svg:x="6.69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53cm" svg:height="1.679cm" svg:x="6.873cm" svg:y="5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53cm" svg:height="1.679cm" svg:x="8.844cm" svg:y="5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853cm" svg:height="1.68cm" svg:x="6.873cm" svg:y="3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853cm" svg:height="1.68cm" svg:x="8.844cm" svg:y="3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184cm" svg:height="4.332cm" svg:x="11.38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53cm" svg:height="1.679cm" svg:x="11.568cm" svg:y="5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854cm" svg:height="1.679cm" svg:x="13.541cm" svg:y="5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853cm" svg:height="1.68cm" svg:x="11.568cm" svg:y="3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854cm" svg:height="1.68cm" svg:x="13.541cm" svg:y="3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117cm" svg:height="1.276cm" svg:x="7.3cm" svg:y="8.188cm">
          <text:p text:style-name="P1"><text:span text:style-name="T1">Cluster</text:span></text:p>
          <text:p text:style-name="P1"><text:span text:style-name="T1">manag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0.991cm" svg:height="0.936cm" svg:x="10.253cm" svg:y="8.564cm">
          <draw:text-box>
            <text:p><text:span text:style-name="T1">...</text:span></text:p>
          </draw:text-box>
        </draw:frame>
        <draw:frame draw:style-name="gr11" draw:text-style-name="P3" draw:layer="layout" svg:width="3.627cm" svg:height="0.915cm" svg:x="2.338cm" svg:y="2.3cm">
          <draw:text-box>
            <text:p><text:span text:style-name="T1">Cluster 1</text:span></text:p>
          </draw:text-box>
        </draw:frame>
        <draw:custom-shape draw:style-name="gr12" draw:text-style-name="P1" draw:layer="layout" svg:width="0.499cm" svg:height="0.713cm" svg:x="9.893cm" svg:y="7.4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2.833cm" svg:height="0.835cm" svg:x="7.365cm" svg:y="7.332cm">
          <draw:text-box>
            <text:p><text:span text:style-name="T1">managing</text:span></text:p>
          </draw:text-box>
        </draw:frame>
        <draw:frame draw:style-name="gr14" draw:text-style-name="P2" draw:layer="layout" svg:width="2.845cm" svg:height="1.441cm" svg:x="3.064cm" svg:y="7.332cm">
          <draw:text-box>
            <text:p text:style-name="P1"><text:span text:style-name="T1">recently</text:span></text:p>
            <text:p text:style-name="P1"><text:span text:style-name="T1">managed</text:span></text:p>
          </draw:text-box>
        </draw:frame>
        <draw:frame draw:style-name="gr15" draw:layer="layout" svg:width="2.517cm" svg:height="0.806cm" svg:x="2.179cm" svg:y="2.985cm">
          <draw:text-box>
            <text:p><text:span text:style-name="T1">Host</text:span></text:p>
          </draw:text-box>
        </draw:frame>
        <draw:frame draw:style-name="gr16" draw:layer="layout" svg:width="2.516cm" svg:height="0.806cm" svg:x="6.6cm" svg:y="2.985cm">
          <draw:text-box>
            <text:p><text:span text:style-name="T1">Host</text:span></text:p>
          </draw:text-box>
        </draw:frame>
        <draw:frame draw:style-name="gr17" draw:layer="layout" svg:width="2.517cm" svg:height="0.878cm" svg:x="11.419cm" svg:y="2.885cm">
          <draw:text-box>
            <text:p><text:span text:style-name="T2">Host</text:span></text:p>
          </draw:text-box>
        </draw:frame>
        <draw:frame draw:style-name="gr11" draw:text-style-name="P3" draw:layer="layout" svg:width="3.82cm" svg:height="0.915cm" svg:x="6.78cm" svg:y="2.3cm">
          <draw:text-box>
            <text:p><text:span text:style-name="T1">Cluster 2</text:span></text:p>
          </draw:text-box>
        </draw:frame>
        <draw:frame draw:style-name="gr11" draw:text-style-name="P3" draw:layer="layout" svg:width="3.675cm" svg:height="0.915cm" svg:x="11.434cm" svg:y="2.3cm">
          <draw:text-box>
            <text:p><text:span text:style-name="T1">Cluster n</text:span></text:p>
          </draw:text-box>
        </draw:frame>
        <draw:frame draw:style-name="gr18" draw:text-style-name="P1" draw:layer="layout" svg:width="1.17cm" svg:height="0.555cm" svg:x="5cm" svg:y="3.095cm">
          <draw:image xlink:href="Pictures/1000000000000150000000963E41E368.png" xlink:type="simple" xlink:show="embed" xlink:actuate="onLoad">
            <text:p/>
          </draw:image>
        </draw:frame>
        <draw:frame draw:style-name="gr18" draw:text-style-name="P1" draw:layer="layout" svg:width="1.512cm" svg:height="0.414cm" svg:x="9.08cm" svg:y="3.146cm">
          <draw:image xlink:href="Pictures/100000000000012D0000005EB2C6BA7D.png" xlink:type="simple" xlink:show="embed" xlink:actuate="onLoad">
            <text:p/>
          </draw:image>
        </draw:frame>
        <draw:frame draw:style-name="gr18" draw:text-style-name="P1" draw:layer="layout" svg:width="1.443cm" svg:height="0.324cm" svg:x="13.868cm" svg:y="3.246cm">
          <draw:image xlink:href="Pictures/10000000000003AA00000094B84467DD.png" xlink:type="simple" xlink:show="embed" xlink:actuate="onLoad">
            <text:p/>
          </draw:image>
        </draw:frame>
        <draw:custom-shape draw:style-name="gr19" draw:text-style-name="P1" draw:layer="layout" svg:width="0.75cm" svg:height="0.432cm" svg:x="2.626cm" svg:y="4.226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1.174cm" svg:height="1.235cm" svg:x="3.286cm" svg:y="3.697cm">
          <draw:text-box>
            <text:p><text:span text:style-name="T3">On</text:span></text:p>
          </draw:text-box>
        </draw:frame>
        <draw:frame draw:style-name="gr21" draw:text-style-name="P4" draw:layer="layout" svg:width="1.175cm" svg:height="1.234cm" svg:x="3.286cm" svg:y="5.479cm">
          <draw:text-box>
            <text:p><text:span text:style-name="T3">On</text:span></text:p>
          </draw:text-box>
        </draw:frame>
        <draw:frame draw:style-name="gr22" draw:text-style-name="P4" draw:layer="layout" svg:width="1.114cm" svg:height="1.218cm" svg:x="5.272cm" svg:y="3.697cm">
          <draw:text-box>
            <text:p><text:span text:style-name="T3">Off</text:span></text:p>
          </draw:text-box>
        </draw:frame>
        <draw:frame draw:style-name="gr23" draw:text-style-name="P4" draw:layer="layout" svg:width="1.195cm" svg:height="1.219cm" svg:x="5.353cm" svg:y="5.479cm">
          <draw:text-box>
            <text:p><text:span text:style-name="T3">Off</text:span></text:p>
          </draw:text-box>
        </draw:frame>
        <draw:frame draw:style-name="gr22" draw:text-style-name="P4" draw:layer="layout" svg:width="1.101cm" svg:height="1.218cm" svg:x="7.781cm" svg:y="3.697cm">
          <draw:text-box>
            <text:p><text:span text:style-name="T3">On</text:span></text:p>
          </draw:text-box>
        </draw:frame>
        <draw:frame draw:style-name="gr22" draw:text-style-name="P4" draw:layer="layout" svg:width="1.073cm" svg:height="1.218cm" svg:x="9.805cm" svg:y="3.697cm">
          <draw:text-box>
            <text:p><text:span text:style-name="T3">On</text:span></text:p>
          </draw:text-box>
        </draw:frame>
        <draw:frame draw:style-name="gr23" draw:text-style-name="P4" draw:layer="layout" svg:width="1.073cm" svg:height="1.219cm" svg:x="9.805cm" svg:y="5.479cm">
          <draw:text-box>
            <text:p><text:span text:style-name="T3">On</text:span></text:p>
          </draw:text-box>
        </draw:frame>
        <draw:frame draw:style-name="gr23" draw:text-style-name="P4" draw:layer="layout" svg:width="1.092cm" svg:height="1.219cm" svg:x="7.862cm" svg:y="5.479cm">
          <draw:text-box>
            <text:p><text:span text:style-name="T3">On</text:span></text:p>
          </draw:text-box>
        </draw:frame>
        <draw:frame draw:style-name="gr23" draw:text-style-name="P4" draw:layer="layout" svg:width="1.084cm" svg:height="1.219cm" svg:x="12.519cm" svg:y="5.479cm">
          <draw:text-box>
            <text:p><text:span text:style-name="T3">On</text:span></text:p>
          </draw:text-box>
        </draw:frame>
        <draw:frame draw:style-name="gr23" draw:text-style-name="P4" draw:layer="layout" svg:width="1.099cm" svg:height="1.219cm" svg:x="14.5cm" svg:y="5.479cm">
          <draw:text-box>
            <text:p><text:span text:style-name="T3">On</text:span></text:p>
          </draw:text-box>
        </draw:frame>
        <draw:frame draw:style-name="gr22" draw:text-style-name="P4" draw:layer="layout" svg:width="1.1cm" svg:height="1.218cm" svg:x="14.5cm" svg:y="3.697cm">
          <draw:text-box>
            <text:p><text:span text:style-name="T3">On</text:span></text:p>
          </draw:text-box>
        </draw:frame>
        <draw:frame draw:style-name="gr22" draw:text-style-name="P4" draw:layer="layout" svg:width="1.086cm" svg:height="1.218cm" svg:x="12.519cm" svg:y="3.697cm">
          <draw:text-box>
            <text:p><text:span text:style-name="T3">Off</text:span></text:p>
          </draw:text-box>
        </draw:frame>
        <draw:custom-shape draw:style-name="gr24" draw:text-style-name="P2" draw:layer="layout" svg:width="3.118cm" svg:height="1.276cm" svg:x="11.049cm" svg:y="8.188cm">
          <text:p text:style-name="P1"><text:span text:style-name="T1">Cluster</text:span></text:p>
          <text:p text:style-name="P1"><text:span text:style-name="T1">manager 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75cm" svg:height="0.432cm" svg:x="2.627cm" svg:y="4.861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0.991cm" svg:height="0.936cm" svg:x="10.654cm" svg:y="5.064cm">
          <draw:text-box>
            <text:p><text:span text:style-name="T1">...</text:span></text:p>
          </draw:text-box>
        </draw:frame>
        <draw:custom-shape draw:style-name="gr12" draw:text-style-name="P1" draw:layer="layout" svg:width="0.499cm" svg:height="0.713cm" svg:x="13.594cm" svg:y="7.4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2.833cm" svg:height="0.835cm" svg:x="11.066cm" svg:y="7.333cm">
          <draw:text-box>
            <text:p><text:span text:style-name="T1">managing</text:span></text:p>
          </draw:text-box>
        </draw:frame>
        <draw:custom-shape draw:style-name="gr19" draw:text-style-name="P1" draw:layer="layout" svg:width="0.75cm" svg:height="0.432cm" svg:x="2.628cm" svg:y="6.562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75cm" svg:height="0.432cm" svg:x="7.027cm" svg:y="4.227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75cm" svg:height="0.432cm" svg:x="7.028cm" svg:y="4.862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75cm" svg:height="0.432cm" svg:x="7.028cm" svg:y="4.228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75cm" svg:height="0.432cm" svg:x="7.029cm" svg:y="4.863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75cm" svg:height="0.432cm" svg:x="13.728cm" svg:y="4.228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75cm" svg:height="0.432cm" svg:x="13.729cm" svg:y="4.863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75cm" svg:height="0.432cm" svg:x="13.73cm" svg:y="6.564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75cm" svg:height="0.432cm" svg:x="7.03cm" svg:y="6.564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75cm" svg:height="0.432cm" svg:x="9.031cm" svg:y="6.565cm">
          <text:p text:style-name="P1"><text:span text:style-name="T3">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30T08:43:35.677000000</meta:creation-date>
    <dc:date>2016-01-27T11:44:10.869000000</dc:date>
    <meta:editing-duration>PT3H37M41S</meta:editing-duration>
    <meta:editing-cycles>16</meta:editing-cycles>
    <meta:generator>LibreOffice/4.3.2.2$Windows_x86 LibreOffice_project/edfb5295ba211bd31ad47d0bad0118690f76407d</meta:generator>
    <meta:document-statistic meta:object-count="57"/>
  </office:meta>
</office:document-meta>
</file>